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7" style:family="paragraph" style:parent-style-name="Text_20_body">
      <style:paragraph-properties fo:padding="0.0193in" fo:border="0.0008in solid #d9d9e3"/>
    </style:style>
    <style:style style:name="P8" style:family="paragraph" style:parent-style-name="Text_20_body" style:list-style-name="L1">
      <style:paragraph-properties fo:padding="0.0193in" fo:border="0.0008in solid #d9d9e3"/>
    </style:style>
    <style:style style:name="P9" style:family="paragraph" style:parent-style-name="Text_20_body" style:list-style-name="L2">
      <style:paragraph-properties fo:padding="0.0193in" fo:border="0.0008in solid #d9d9e3"/>
    </style:style>
    <style:style style:name="P10" style:family="paragraph" style:parent-style-name="Text_20_body" style:list-style-name="L3">
      <style:paragraph-properties fo:padding="0.0193in" fo:border="0.0008in solid #d9d9e3"/>
    </style:style>
    <style:style style:name="P11" style:family="paragraph" style:parent-style-name="Text_20_body" style:list-style-name="L4">
      <style:paragraph-properties fo:padding="0.0193in" fo:border="0.0008in solid #d9d9e3"/>
    </style:style>
    <style:style style:name="P12" style:family="paragraph" style:parent-style-name="Text_20_body" style:list-style-name="L5">
      <style:paragraph-properties fo:padding="0.0193in" fo:border="0.0008in solid #d9d9e3"/>
    </style:style>
    <style:style style:name="P13" style:family="paragraph" style:parent-style-name="Text_20_body" style:list-style-name="L6">
      <style:paragraph-properties fo:padding="0.0193in" fo:border="0.0008in solid #d9d9e3"/>
    </style:style>
    <style:style style:name="P14" style:family="paragraph" style:parent-style-name="Standard">
      <style:paragraph-properties fo:padding="0.0193in" fo:border="0.0008in solid #d9d9e3"/>
    </style:style>
    <style:style style:name="P15" style:family="paragraph" style:parent-style-name="Standard">
      <style:paragraph-properties fo:margin-top="0in" fo:margin-bottom="0.1965in"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основы разработки wp </text:p>
      <text:p text:style-name="P14">ChatGPT</text:p>
      <text:p text:style-name="P15">ChatGPT</text:p>
      <text:p text:style-name="P7">Основы разработки для WordPress могут быть разделены на несколько ключевых аспектов, начиная с понимания ядра WordPress, до создания тем и плагинов. Вот основные шаги:</text:p>
      <text:h text:style-name="P16" text:outline-level="3">1. Изучение WordPress:</text:h>
      <text:list xml:id="list8289817110006692377" text:style-name="L1">
        <text:list-item>
          <text:p text:style-name="P1"><text:span text:style-name="Strong_20_Emphasis">Установка WordPress:</text:span> Попробуйте установить WordPress локально на своем компьютере или используйте хостинг.</text:p>
        </text:list-item>
        <text:list-item>
          <text:p text:style-name="P1"><text:span text:style-name="Strong_20_Emphasis">Изучение файловой структуры:</text:span> Понимание основных папок и файлов WordPress.</text:p>
        </text:list-item>
        <text:list-item>
          <text:p text:style-name="P8"><text:span text:style-name="Strong_20_Emphasis">Изучение административного интерфейса:</text:span> Разберитесь с панелью управления WordPress для создания контента, управления темами и плагинами.</text:p>
        </text:list-item>
      </text:list>
      <text:h text:style-name="P16" text:outline-level="3">2. Разработка темы WordPress:</text:h>
      <text:list xml:id="list7355955584669936771" text:style-name="L2">
        <text:list-item>
          <text:p text:style-name="P2"><text:span text:style-name="Strong_20_Emphasis">HTML/CSS:</text:span> Понимание основ HTML и CSS для создания макетов и стилей.</text:p>
        </text:list-item>
        <text:list-item>
          <text:p text:style-name="P2"><text:span text:style-name="Strong_20_Emphasis">PHP в темах:</text:span> Изучение PHP для работы с шаблонами WordPress.</text:p>
        </text:list-item>
        <text:list-item>
          <text:p text:style-name="P2"><text:span text:style-name="Strong_20_Emphasis">Изучение шаблонов:</text:span> Понимание и создание шаблонов страниц, постов, архивов в WordPress.</text:p>
        </text:list-item>
        <text:list-item>
          <text:p text:style-name="P9"><text:span text:style-name="Strong_20_Emphasis">Создание пользовательских шаблонов:</text:span> Разработка пользовательских шаблонов страниц и постов.</text:p>
        </text:list-item>
      </text:list>
      <text:h text:style-name="P16" text:outline-level="3">3. Создание плагинов WordPress:</text:h>
      <text:list xml:id="list8356347176970752716" text:style-name="L3">
        <text:list-item>
          <text:p text:style-name="P3"><text:span text:style-name="Strong_20_Emphasis">Изучение PHP и функциональности WordPress:</text:span> Создание функций и классов для плагинов.</text:p>
        </text:list-item>
        <text:list-item>
          <text:p text:style-name="P3"><text:span text:style-name="Strong_20_Emphasis">Использование хуков и фильтров:</text:span> Работа с хуками и фильтрами для модификации поведения WordPress.</text:p>
        </text:list-item>
        <text:list-item>
          <text:p text:style-name="P10"><text:span text:style-name="Strong_20_Emphasis">API WordPress:</text:span> Использование REST API, XML-RPC API, Options API и других для взаимодействия с WordPress.</text:p>
        </text:list-item>
      </text:list>
      <text:h text:style-name="P16" text:outline-level="3">4. Оптимизация и безопасность:</text:h>
      <text:list xml:id="list6502959554254146072" text:style-name="L4">
        <text:list-item>
          <text:p text:style-name="P4"><text:span text:style-name="Strong_20_Emphasis">Оптимизация сайта:</text:span> Улучшение производительности, оптимизация загрузки страниц.</text:p>
        </text:list-item>
        <text:list-item>
          <text:p text:style-name="P11"><text:span text:style-name="Strong_20_Emphasis">Безопасность:</text:span> Понимание методов защиты от атак, уязвимостей и использование лучших практик в разработке.</text:p>
        </text:list-item>
      </text:list>
      <text:h text:style-name="P16" text:outline-level="3">5. Тестирование и отладка:</text:h>
      <text:list xml:id="list6602837309573993203" text:style-name="L5">
        <text:list-item>
          <text:p text:style-name="P5"><text:span text:style-name="Strong_20_Emphasis">Отладка:</text:span> Использование инструментов отладки для исправления ошибок в коде.</text:p>
        </text:list-item>
        <text:list-item>
          <text:p text:style-name="P12"><text:span text:style-name="Strong_20_Emphasis">Тестирование плагинов и тем:</text:span> Убедитесь, что ваш код работает корректно на разных версиях WordPress.</text:p>
        </text:list-item>
      </text:list>
      <text:h text:style-name="P16" text:outline-level="3">6. Документация и рост:</text:h>
      <text:list xml:id="list6877511475162040746" text:style-name="L6">
        <text:list-item>
          <text:p text:style-name="P6"><text:span text:style-name="Strong_20_Emphasis">Документация кода:</text:span> Ведение документации для вашего кода.</text:p>
        </text:list-item>
        <text:list-item>
          <text:p text:style-name="P13"><text:soft-page-break/><text:span text:style-name="Strong_20_Emphasis">Обучение и рост:</text:span> Продолжайте изучать новые функции, методы и инструменты, связанные с WordPress.</text:p>
        </text:list-item>
      </text:list>
      <text:p text:style-name="P7">Это базовый путь для становления разработчиком WordPress. Практика, обучение, и постоянное изучение новых возможностей платформы помогут вам стать более опытным разработчик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0:37:58.90</dc:date>
    <meta:document-statistic meta:table-count="0" meta:image-count="0" meta:object-count="0" meta:page-count="2" meta:paragraph-count="27" meta:word-count="268" meta:character-count="1960"/>
    <dc:creator>Dima Wide</dc:creator>
    <meta:user-defined meta:name="Info 1"/>
    <meta:user-defined meta:name="Info 2"/>
    <meta:user-defined meta:name="Info 3"/>
    <meta:user-defined meta:name="Info 4"/>
  </office:meta>
</office:document-meta>
</file>